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2"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 style:family="paragraph" style:parent-style-name="Text_20_body">
      <style:paragraph-properties fo:margin-left="0cm" fo:margin-right="0cm" fo:text-align="justify" style:justify-single-word="false" fo:widows="1" fo:text-indent="0cm" style:auto-text-indent="false"/>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Times New Roman" fo:font-size="10pt" fo:letter-spacing="normal" style:font-size-asian="10pt" style:font-size-complex="10pt"/>
    </style:style>
    <style:style style:name="P5" style:family="paragraph" style:parent-style-name="Text_20_body" style:list-style-name="L1">
      <style:paragraph-properties fo:margin-top="0cm" fo:margin-bottom="0cm" fo:widows="1"/>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text-properties style:font-name="Times New Roman" fo:font-size="10pt" style:font-size-asian="10pt" style:font-size-complex="10pt"/>
    </style:style>
    <style:style style:name="P7" style:family="paragraph" style:parent-style-name="Standard" style:master-page-name="Page_20_Style_20_1">
      <style:paragraph-properties style:page-number="auto"/>
      <style:text-properties style:font-name="Times New Roman" fo:font-size="10pt" style:font-size-asian="10pt" style:font-size-complex="10pt"/>
    </style:style>
    <style:style style:name="P8" style:family="paragraph" style:parent-style-name="Heading_20_2">
      <style:paragraph-properties fo:margin-left="0cm" fo:margin-right="0cm" fo:widows="1" fo:text-indent="0cm" style:auto-text-indent="false"/>
      <style:text-properties fo:font-variant="normal" fo:text-transform="none" fo:color="#000000" style:font-name="Times New Roman" fo:font-size="10pt" fo:letter-spacing="normal" fo:font-style="normal" style:font-size-asian="10pt" style:font-size-complex="10pt"/>
    </style:style>
    <style:style style:name="P9" style:family="paragraph" style:parent-style-name="Heading_20_1">
      <style:text-properties style:font-name="Times New Roman" fo:font-size="10pt" style:font-size-asian="10pt" style:font-size-complex="10pt"/>
    </style:style>
    <style:style style:name="P10" style:family="paragraph" style:parent-style-name="Heading_20_3">
      <style:paragraph-properties fo:margin-left="0cm" fo:margin-right="0cm" fo:widows="1" fo:text-indent="0cm" style:auto-text-indent="false"/>
      <style:text-properties fo:font-variant="normal" fo:text-transform="none" fo:color="#000000" style:font-name="Times New Roman" fo:font-size="10pt" fo:letter-spacing="normal" fo:font-style="normal" style:font-size-asian="10pt" style:font-size-complex="10pt"/>
    </style:style>
    <style:style style:name="T1" style:family="text">
      <style:text-properties style:text-position="33% 80%"/>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font-name="Times New Roman1" fo:font-size="18pt" fo:letter-spacing="normal" fo:font-style="normal"/>
    </style:style>
    <style:style style:name="T4" style:family="text">
      <style:text-properties fo:font-variant="normal" fo:text-transform="none" fo:color="#000000" style:text-position="33% 80%" style:font-name="Times New Roman1" fo:font-size="14pt" fo:letter-spacing="normal" fo:font-style="normal" fo:font-weight="normal"/>
    </style:style>
    <style:style style:name="T5" style:family="text">
      <style:text-properties fo:font-variant="normal" fo:text-transform="none" fo:color="#000000" style:text-position="33% 80%" fo:font-size="14pt" fo:letter-spacing="normal" fo:font-style="normal" fo:font-weight="normal"/>
    </style:style>
    <style:style style:name="T6" style:family="text">
      <style:text-properties fo:font-variant="normal" fo:text-transform="none" fo:color="#000000" style:text-position="33% 80%" style:font-name="Times New Roman" fo:font-size="14pt" fo:letter-spacing="normal" fo:font-style="normal" fo:font-weight="normal"/>
    </style:style>
    <style:style style:name="T7" style:family="text">
      <style:text-properties fo:font-variant="normal" fo:text-transform="none" fo:color="#000000" style:text-position="33% 80%" style:font-name="Times New Roman" fo:letter-spacing="normal" fo:font-style="normal" fo:font-weight="normal"/>
    </style:style>
    <style:style style:name="T8" style:family="text">
      <style:text-properties fo:font-variant="normal" fo:text-transform="none" fo:color="#000000" style:text-position="33% 80%" style:font-name="Times New Roman" fo:font-size="18pt" fo:letter-spacing="normal" fo:font-style="normal" fo:font-weight="normal" style:font-size-asian="18pt" style:font-size-complex="18pt"/>
    </style:style>
    <style:style style:name="T9" style:family="text">
      <style:text-properties fo:font-variant="normal" fo:text-transform="none" fo:color="#000000" style:text-position="33% 8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text-position="33% 80%" style:font-name="Times New Roman" fo:font-size="10pt" fo:letter-spacing="normal" fo:font-style="normal" fo:font-weight="normal" style:font-size-asian="10pt" style:font-size-complex="10pt"/>
    </style:style>
    <style:style style:name="T11" style:family="text">
      <style:text-properties fo:font-variant="normal" fo:text-transform="none" fo:color="#000000" style:font-name="Times New Roman2" fo:font-size="14pt" fo:letter-spacing="normal" fo:font-style="normal" fo:font-weight="normal"/>
    </style:style>
    <style:style style:name="T12" style:family="text">
      <style:text-properties fo:font-variant="normal" fo:text-transform="none" fo:color="#000000" fo:font-size="18pt" fo:letter-spacing="normal" fo:font-style="normal"/>
    </style:style>
    <style:style style:name="T13" style:family="text">
      <style:text-properties fo:font-variant="normal" fo:text-transform="none" fo:color="#000000" fo:font-size="14pt" fo:letter-spacing="normal" fo:font-style="normal" fo:font-weight="normal"/>
    </style:style>
    <style:style style:name="T14" style:family="text">
      <style:text-properties fo:font-variant="normal" fo:text-transform="none" fo:color="#000000" style:font-name="Times New Roman" fo:font-size="14pt" fo:letter-spacing="normal" fo:font-style="normal" fo:font-weight="normal"/>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style:font-name="Times New Roman" fo:font-size="18pt" fo:letter-spacing="normal" fo:font-style="normal" fo:font-weight="normal" style:font-size-asian="18pt" style:font-size-complex="18pt"/>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0pt" fo:letter-spacing="normal" fo:font-style="normal" fo:font-weight="normal" style:font-size-asian="10pt" style:font-size-complex="10pt"/>
    </style:style>
    <style:style style:name="T19" style:family="text">
      <style:text-properties fo:font-variant="normal" fo:text-transform="none" fo:color="#000000" fo:letter-spacing="normal" fo:font-style="normal"/>
    </style:style>
    <style:style style:name="T20"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nd the sum of digits</text:p>
      <text:p text:style-name="P6">Add remainders after each division.</text:p>
      <text:p text:style-name="P6"/>
      <text:p text:style-name="P6">public static int findSumOfDigitsOfNum(int num) {</text:p>
      <text:p text:style-name="P6"><text:s text:c="3"/>int rem = 0;</text:p>
      <text:p text:style-name="P6"><text:s text:c="3"/>int sum = 0;</text:p>
      <text:p text:style-name="P6"><text:s text:c="3"/>while (num &gt; 0) {</text:p>
      <text:p text:style-name="P6"><text:s text:c="5"/>rem = num % 10;</text:p>
      <text:p text:style-name="P6"><text:s text:c="5"/>num = num / 10;</text:p>
      <text:p text:style-name="P6"><text:s text:c="5"/>sum = sum + rem;</text:p>
      <text:p text:style-name="P6"><text:s text:c="3"/>}</text:p>
      <text:p text:style-name="P6"><text:s text:c="3"/>return sum;</text:p>
      <text:p text:style-name="P6"><text:s/>}</text:p>
      <text:p text:style-name="P6"/>
      <text:p text:style-name="P6">Reverse String without using third variable</text:p>
      <text:p text:style-name="P6">Iterate through half of elements till end and swap . </text:p>
      <text:p text:style-name="P6"/>
      <text:p text:style-name="P6">private static String reverseString(String str) {</text:p>
      <text:p text:style-name="P6"><text:s text:c="3"/>char[] array = str.toCharArray();</text:p>
      <text:p text:style-name="P6"><text:s text:c="3"/>for (int i = 0; i &lt; array.length / 2; i++) {</text:p>
      <text:p text:style-name="P6"><text:s text:c="5"/>char temp = array[i];</text:p>
      <text:p text:style-name="P6"><text:s text:c="5"/>array[i] = array[array.length - i - 1];</text:p>
      <text:p text:style-name="P6"><text:s text:c="5"/>array[array.length - i - 1] = temp;</text:p>
      <text:p text:style-name="P6"><text:s text:c="3"/>}</text:p>
      <text:p text:style-name="P6"><text:s text:c="3"/>return new String(array);</text:p>
      <text:p text:style-name="P6">}</text:p>
      <text:p text:style-name="P6"/>
      <text:p text:style-name="P6"/>
      <text:p text:style-name="P6">Find all prime numbers till N.</text:p>
      <text:p text:style-name="P6">Iterate till N . find all numbers which are divisible by it's previous numbers starting <text:s/>from 2.</text:p>
      <text:p text:style-name="P6"/>
      <text:p text:style-name="P6">public static ArrayList&lt;Integer&gt; getAllPrimeNumbers(int number) {</text:p>
      <text:p text:style-name="P6"><text:tab/>ArrayList&lt;Integer&gt; primeNumbers = new ArrayList&lt;&gt;();</text:p>
      <text:p text:style-name="P6"><text:tab/>boolean isPrime = true;</text:p>
      <text:p text:style-name="P6"><text:tab/>for (int i = 1; i &lt;= number; i++) {</text:p>
      <text:p text:style-name="P6"><text:tab/> <text:s text:c="3"/>for (int j = 2; j &lt; i; j++) {</text:p>
      <text:p text:style-name="P6"><text:tab/><text:tab/>if (i % j == 0) {</text:p>
      <text:p text:style-name="P6"><text:tab/><text:tab/> <text:s text:c="3"/>isPrime = false;</text:p>
      <text:p text:style-name="P6"><text:tab/><text:tab/> <text:s text:c="3"/>break;</text:p>
      <text:p text:style-name="P6"><text:tab/><text:tab/>}else{</text:p>
      <text:p text:style-name="P6"><text:tab/><text:tab/> <text:s text:c="3"/>isPrime = true;</text:p>
      <text:p text:style-name="P6"><text:tab/><text:tab/>}</text:p>
      <text:p text:style-name="P6"><text:tab/> <text:s text:c="3"/>}</text:p>
      <text:p text:style-name="P6"><text:tab/> <text:s text:c="3"/>if (isPrime) {</text:p>
      <text:p text:style-name="P6"><text:tab/><text:tab/>primeNumbers.add(i);</text:p>
      <text:p text:style-name="P6"><text:tab/> <text:s text:c="3"/>}</text:p>
      <text:p text:style-name="P6"><text:tab/>}</text:p>
      <text:p text:style-name="P6"><text:tab/>return primeNumbers;</text:p>
      <text:p text:style-name="P6"><text:s text:c="3"/>}</text:p>
      <text:p text:style-name="P6"/>
      <text:p text:style-name="P6">Convert string to integer.</text:p>
      <text:p text:style-name="P6">Iterate through each character, fetch it's integer value using <text:s text:c="3"/>ch-'0' <text:s/>and make sum of all integer values.</text:p>
      <text:p text:style-name="P6"/>
      <text:p text:style-name="P6">private static void stringToInt(String str) {</text:p>
      <text:p text:style-name="P6"><text:s text:c="3"/>char[] array = str.toCharArray();</text:p>
      <text:p text:style-name="P6"><text:s text:c="3"/>int num = 0;</text:p>
      <text:p text:style-name="P6"><text:soft-page-break/><text:s text:c="3"/>for (char ch : array) {</text:p>
      <text:p text:style-name="P6"><text:s text:c="5"/>num = ch - '0';</text:p>
      <text:p text:style-name="P6"><text:s text:c="5"/>num += num * 10;</text:p>
      <text:p text:style-name="P6"><text:s text:c="3"/>}</text:p>
      <text:p text:style-name="P6"><text:s text:c="3"/>System.out.print(num);</text:p>
      <text:p text:style-name="P6"><text:s/>}</text:p>
      <text:p text:style-name="P6"/>
      <text:p text:style-name="P6"/>
      <text:p text:style-name="P6">Find a number using <text:s/>Linear Search </text:p>
      <text:p text:style-name="P6">public static boolean contains(int[] a, int b) {</text:p>
      <text:p text:style-name="P6"><text:tab/>for (int i : a) {</text:p>
      <text:p text:style-name="P6"><text:tab/> <text:s text:c="3"/>if (i == b) {</text:p>
      <text:p text:style-name="P6"><text:tab/><text:tab/>return true;</text:p>
      <text:p text:style-name="P6"><text:tab/> <text:s text:c="3"/>}</text:p>
      <text:p text:style-name="P6"><text:tab/>}</text:p>
      <text:p text:style-name="P6"><text:tab/>return false;</text:p>
      <text:p text:style-name="P6"><text:s/>}</text:p>
      <text:p text:style-name="P6"/>
      <text:p text:style-name="P6">Find a number using Binary Search.</text:p>
      <text:p text:style-name="P6">Binary search requires that the collection is already sorted. For example byQuicksortorMergesort. Binary search checks the element in the middle of the collection. If the search element smaller or greater then the found element then a sub-array is defined which is then search again. If the searched element is smaller then the found element then the sub-array is from the start of the array until the found element. If the searched element is larger then the found element then the sub-array is from the found element until the end of the array. Once the searched element is found or the collection is empty then the search is over. </text:p>
      <text:p text:style-name="P6"/>
      <text:p text:style-name="P6"><text:s text:c="2"/>public static int binarySearch(int[] array, int num) {</text:p>
      <text:p text:style-name="P6"><text:tab/>int low = 0;</text:p>
      <text:p text:style-name="P6"><text:tab/>int high = array.length - 1;</text:p>
      <text:p text:style-name="P6"><text:tab/>while (low &lt;= high) {</text:p>
      <text:p text:style-name="P6"><text:tab/> <text:s text:c="3"/>int mid = low + (high - low) / 2;</text:p>
      <text:p text:style-name="P6"><text:tab/> <text:s text:c="3"/>int midElement = array[mid];</text:p>
      <text:p text:style-name="P6"><text:tab/> <text:s text:c="3"/>if (num == midElement) {</text:p>
      <text:p text:style-name="P6"><text:tab/><text:tab/>return mid;</text:p>
      <text:p text:style-name="P6"><text:tab/> <text:s text:c="3"/>} else if (num &lt; midElement) {</text:p>
      <text:p text:style-name="P6"><text:tab/><text:tab/>high = mid - 1;</text:p>
      <text:p text:style-name="P6"><text:tab/> <text:s text:c="3"/>} else {</text:p>
      <text:p text:style-name="P6"><text:tab/><text:tab/>low = mid + 1;</text:p>
      <text:p text:style-name="P6"><text:tab/> <text:s text:c="3"/>}</text:p>
      <text:p text:style-name="P6"><text:tab/>}</text:p>
      <text:p text:style-name="P6"><text:tab/>return -1;</text:p>
      <text:p text:style-name="P6"><text:s text:c="3"/>}</text:p>
      <text:p text:style-name="P6"/>
      <text:p text:style-name="P6"><text:s text:c="3"/>public static int binarySearchWithRecursion(int[] array, int num, int low,</text:p>
      <text:p text:style-name="P6"><text:tab/> <text:s text:c="3"/>int high) {</text:p>
      <text:p text:style-name="P6"><text:tab/>int mid = low + (high - low) / 2;</text:p>
      <text:p text:style-name="P6"><text:tab/>int midElement = array[mid];</text:p>
      <text:p text:style-name="P6"><text:tab/>if (num == midElement) {</text:p>
      <text:p text:style-name="P6"><text:tab/> <text:s text:c="3"/>return mid;</text:p>
      <text:p text:style-name="P6"><text:tab/>} else if (num &lt; midElement) {</text:p>
      <text:p text:style-name="P6"><text:tab/> <text:s text:c="3"/>mid = binarySearchWithRecursion(array, num, low, mid - 1);</text:p>
      <text:p text:style-name="P6"><text:tab/>} else {</text:p>
      <text:p text:style-name="P6"><text:tab/> <text:s text:c="3"/>mid = binarySearchWithRecursion(array, num, mid + 1, high);</text:p>
      <text:p text:style-name="P6"><text:tab/>}</text:p>
      <text:p text:style-name="P6"><text:tab/>return mid;</text:p>
      <text:p text:style-name="P6"><text:s text:c="3"/>}</text:p>
      <text:p text:style-name="P6"><text:soft-page-break/></text:p>
      <text:p text:style-name="P6">Selection Sort:</text:p>
      <text:p text:style-name="P6"/>
      <text:p text:style-name="P6"/>
      <text:p text:style-name="P6"/>
      <text:p text:style-name="P6"/>
      <text:h text:style-name="P9" text:outline-level="1"><text:span text:style-name="T19">Bubble Sort</text:span></text:h>
      <text:p text:style-name="P2"><text:span text:style-name="T18">Bubble sort is a simple and well-known sorting algorithm. It is used in practice once in a blue moon and its main application is to make an introduction to the sorting algorithms. Bubble sort belongs to O(n</text:span><text:span text:style-name="T10">2</text:span><text:span text:style-name="T18">) sorting algorithms, which makes it quite inefficient for sorting large data volumes. Bubble sort is </text:span><text:span text:style-name="Strong_20_Emphasis"><text:span text:style-name="T18">stable</text:span></text:span><text:span text:style-name="T18"> and </text:span><text:span text:style-name="Strong_20_Emphasis"><text:span text:style-name="T18">adaptive</text:span></text:span><text:span text:style-name="T18">.</text:span></text:p>
      <text:h text:style-name="P8" text:outline-level="2">Algorithm</text:h>
      <text:list xml:id="list188806226" text:style-name="L1">
        <text:list-item>
          <text:p text:style-name="P5">Compare each pair of adjacent elements from the beginning of an array and, if they are in reversed order, swap them.</text:p>
        </text:list-item>
        <text:list-item>
          <text:p text:style-name="P1">If at least one swap has been done, repeat step 1.</text:p>
        </text:list-item>
      </text:list>
      <text:p text:style-name="P3">You can imagine that on every step big bubbles float to the surface and stay there. At the step, when no bubble moves, sorting stops. Let us see an example of sorting an array to make the idea of bubble sort clearer.</text:p>
      <text:p text:style-name="P2"><text:span text:style-name="Emphasis"><text:span text:style-name="T18">Example. </text:span></text:span><text:span text:style-name="T18">Sort {5, 1, 12, -5, 16} using bubble sort.</text:span></text:p>
      <text:p text:style-name="P4"><text:soft-page-break/><draw:frame draw:style-name="fr1" draw:name="graphics1" text:anchor-type="as-char" svg:width="12.171cm" svg:height="18.362cm" draw:z-index="0"><draw:image xlink:href="http://www.algolist.net/img/sorts/bubble-sort-1.png" xlink:type="simple" xlink:show="embed" xlink:actuate="onLoad"/><svg:title>Bubble sort example</svg:title></draw:frame></text:p>
      <text:h text:style-name="P8" text:outline-level="2"><text:bookmark text:name="complexity_analysis"/>Complexity analysis</text:h>
      <text:p text:style-name="P3">Average and worst case complexity of bubble sort is O(n<text:span text:style-name="T1">2</text:span>). Also, it makes O(n<text:span text:style-name="T1">2</text:span>) swaps in the worst case. Bubble sort is adaptive. It means that for almost sorted array it gives O(n) estimation. Avoid implementations, which don't check if the array is already sorted on every step (any swaps made). This check is necessary, in order to preserve adaptive property.</text:p>
      <text:h text:style-name="P10" text:outline-level="3"><text:soft-page-break/>Turtles and rabbits</text:h>
      <text:p text:style-name="P3">One more problem of bubble sort is that its running time badly depends on the initial order of the elements. Big elements (rabbits) go up fast, while small ones (turtles) go down very slow. This problem is solved in theCocktail sort.</text:p>
      <text:p text:style-name="P2"><text:span text:style-name="Strong_20_Emphasis"><text:span text:style-name="T18">Turtle example. </text:span></text:span><text:span text:style-name="T18">Thought, array {2, 3, 4, 5, 1} is almost sorted, it takes O(n</text:span><text:span text:style-name="T10">2</text:span><text:span text:style-name="T18">) iterations to sort an array. Element {1} is a turtle.</text:span></text:p>
      <text:p text:style-name="P4"><draw:frame draw:style-name="fr1" draw:name="graphics2" text:anchor-type="as-char" svg:width="11.748cm" svg:height="18.415cm" draw:z-index="1"><draw:image xlink:href="http://www.algolist.net/img/sorts/bubble-sort-2.png" xlink:type="simple" xlink:show="embed" xlink:actuate="onLoad"/><svg:title>Turtle example</svg:title></draw:frame></text:p>
      <text:p text:style-name="P2"><text:span text:style-name="Strong_20_Emphasis"><text:span text:style-name="T18">Rabbit example. </text:span></text:span><text:span text:style-name="T18">Array {6, 1, 2, 3, 4, 5} is almost sorted too, but it takes O(n) iterations to sort it. Element {6} is a rabbit. This example demonstrates adaptive property of the bubble sort.</text:span></text:p>
      <text:p text:style-name="P4"><text:soft-page-break/><draw:frame draw:style-name="fr1" draw:name="graphics3" text:anchor-type="as-char" svg:width="12.938cm" svg:height="16.007cm" draw:z-index="2"><draw:image xlink:href="http://www.algolist.net/img/sorts/bubble-sort-3.png" xlink:type="simple" xlink:show="embed" xlink:actuate="onLoad"/><svg:title>Rabbit example</svg:title></draw:frame></text:p>
      <text:h text:style-name="P8" text:outline-level="2">Code snippets</text:h>
      <text:p text:style-name="P3">There are several ways to implement the bubble sort. Notice, that "swaps" check is absolutely necessary, in order to preserve adaptive property.</text:p>
      <text:p text:style-name="P6"/>
      <text:p text:style-name="P6">public static void bubbleSort(int[] array) {</text:p>
      <text:p text:style-name="P6"><text:s text:c="3"/>for (int i = 0; i &lt; array.length - 1; i++) {</text:p>
      <text:p text:style-name="P6"><text:s text:c="5"/>for (int j = 0; j &lt; array.length - i - 1; j++) {</text:p>
      <text:p text:style-name="P6"><text:s text:c="8"/>if (array[j + 1] &lt; array[j]) {</text:p>
      <text:p text:style-name="P6"><text:s text:c="9"/>int temp = array[j];</text:p>
      <text:p text:style-name="P6"><text:s text:c="9"/>array[j] = array[j + 1];</text:p>
      <text:p text:style-name="P6"><text:s text:c="9"/>array[j + 1] = temp;</text:p>
      <text:p text:style-name="P6"><text:s text:c="7"/>}</text:p>
      <text:p text:style-name="P6"><text:s text:c="5"/>}</text:p>
      <text:p text:style-name="P6"><text:s text:c="3"/>}</text:p>
      <text:p text:style-name="P6"><text:soft-page-break/><text:s/>}</text:p>
      <text:p text:style-name="P6"/>
      <text:p text:style-name="P6">Quick Sort array in Java</text:p>
      <text:p text:style-name="P6">Quicksort is a divide and conquer algorithm. It first divides a large list into two smaller sub-lists and then recursively sort the two sub-lists. If we want to sort an array without any extra space, quicksort is a good option. On average, time complexity is O(n log(n)).</text:p>
      <text:p text:style-name="P6"/>
      <text:p text:style-name="P6">The basic step of sorting an array are as follows:</text:p>
      <text:p text:style-name="P6"/>
      <text:p text:style-name="P6">Select a pivot, normally the middle one</text:p>
      <text:p text:style-name="P6">From both ends, swap elements and make left elements &lt; pivot and all right &gt; pivot</text:p>
      <text:p text:style-name="P6">Recursively sort left part and right part</text:p>
      <text:p text:style-name="P6"/>
      <text:p text:style-name="P6">Here is a very good explanation of quicksort.</text:p>
      <text:p text:style-name="P6"/>
      <text:p text:style-name="P6">public static void quickSort(int[] arr, int low, int high) {</text:p>
      <text:p text:style-name="P6"><text:tab/><text:tab/>if (low &gt;= high || high &gt; array.length <text:s/>|| array.length == 0) {</text:p>
      <text:p text:style-name="P6"><text:tab/> <text:s text:c="2"/><text:tab/><text:tab/>return;</text:p>
      <text:p text:style-name="P6"><text:tab/><text:tab/>}</text:p>
      <text:p text:style-name="P6"/>
      <text:p text:style-name="P6"><text:tab/><text:tab/>// pick the pivot</text:p>
      <text:p text:style-name="P6"><text:tab/><text:tab/>int middle = low + (high - low) / 2;</text:p>
      <text:p text:style-name="P6"><text:tab/><text:tab/>int pivot = arr[middle];</text:p>
      <text:p text:style-name="P6"/>
      <text:p text:style-name="P6"><text:tab/><text:tab/>// make left &lt; pivot and right &gt; pivot</text:p>
      <text:p text:style-name="P6"><text:tab/><text:tab/>int i = low, j = high;</text:p>
      <text:p text:style-name="P6"><text:tab/><text:tab/>while (i &lt;= j) {</text:p>
      <text:p text:style-name="P6"><text:tab/><text:tab/><text:tab/>while (arr[i] &lt; pivot) {</text:p>
      <text:p text:style-name="P6"><text:tab/><text:tab/><text:tab/><text:tab/>i++;</text:p>
      <text:p text:style-name="P6"><text:tab/><text:tab/><text:tab/>}</text:p>
      <text:p text:style-name="P6"/>
      <text:p text:style-name="P6"><text:tab/><text:tab/><text:tab/>while (arr[j] &gt; pivot) {</text:p>
      <text:p text:style-name="P6"><text:tab/><text:tab/><text:tab/><text:tab/>j--;</text:p>
      <text:p text:style-name="P6"><text:tab/><text:tab/><text:tab/>}</text:p>
      <text:p text:style-name="P6"/>
      <text:p text:style-name="P6"><text:tab/><text:tab/><text:tab/>if (i &lt;= j) {</text:p>
      <text:p text:style-name="P6"><text:tab/><text:tab/><text:tab/><text:tab/>int temp = arr[i];</text:p>
      <text:p text:style-name="P6"><text:tab/><text:tab/><text:tab/><text:tab/>arr[i] = arr[j];</text:p>
      <text:p text:style-name="P6"><text:tab/><text:tab/><text:tab/><text:tab/>arr[j] = temp;</text:p>
      <text:p text:style-name="P6"><text:tab/><text:tab/><text:tab/><text:tab/>i++;</text:p>
      <text:p text:style-name="P6"><text:tab/><text:tab/><text:tab/><text:tab/>j--;</text:p>
      <text:p text:style-name="P6"><text:tab/><text:tab/><text:tab/>}</text:p>
      <text:p text:style-name="P6"><text:tab/><text:tab/>}</text:p>
      <text:p text:style-name="P6"/>
      <text:p text:style-name="P6"><text:tab/><text:tab/>// recursively sort two sub parts<text:tab/><text:tab/></text:p>
      <text:p text:style-name="P6"><text:tab/><text:tab/>if (low &lt; j)</text:p>
      <text:p text:style-name="P6"><text:tab/><text:tab/><text:tab/>quickSort(arr, low, j);</text:p>
      <text:p text:style-name="P6"><text:tab/><text:tab/>if (high &gt; i)</text:p>
      <text:p text:style-name="P6"><text:tab/><text:tab/><text:tab/>quickSort(arr, i, high);</text:p>
      <text:p text:style-name="P6"><text:tab/>}</text:p>
      <text:p text:style-name="P6"/>
      <text:p text:style-name="P6"><text:s text:c="2"/>call with quickSort(array, 0, size-1);</text:p>
      <text:p text:style-name="P6"/>
      <text:p text:style-name="P6"/>
      <text:p text:style-name="P6"/>
      <text:p text:style-name="P6"/>
      <text:p text:style-name="P6"><text:soft-page-break/>Two Sum </text:p>
      <text:p text:style-name="P6">Given an array of integers, find two numbers such that they add up to a specific target number. </text:p>
      <text:p text:style-name="P6">private static int[] twoSum(int[] array, int target) {</text:p>
      <text:p text:style-name="P6"><text:tab/>int[] indexArray = new int[2];</text:p>
      <text:p text:style-name="P6"><text:tab/>for (int i = 0; i &lt; array.length; i++) {</text:p>
      <text:p text:style-name="P6"><text:tab/> <text:s text:c="3"/>for (int j = 1; j &lt; array.length - 1; j++) {</text:p>
      <text:p text:style-name="P6"><text:tab/><text:tab/>if (array[i] + array[j] == target) {</text:p>
      <text:p text:style-name="P6"><text:tab/><text:tab/> <text:s text:c="3"/>indexArray[0] = array[i];</text:p>
      <text:p text:style-name="P6"><text:tab/><text:tab/> <text:s text:c="3"/>indexArray[1] = array[j];</text:p>
      <text:p text:style-name="P6"><text:tab/><text:tab/>}</text:p>
      <text:p text:style-name="P6"><text:tab/> <text:s text:c="3"/>}</text:p>
      <text:p text:style-name="P6"><text:tab/>}</text:p>
      <text:p text:style-name="P6"><text:tab/>return indexArray;</text:p>
      <text:p text:style-name="P6"><text:s text:c="3"/>}</text:p>
      <text:p text:style-name="P6"/>
      <text:p text:style-name="P6"/>
      <text:p text:style-name="P6">Roman to Numeric conversion</text:p>
      <text:p text:style-name="P6">When a letter of smaller value is followed by a letter of larger value, the smaller value is subtracted from the larger value. For example, IV represents 5 - 1, or 4. And MCMXCV is interpreted as M + CM + XC + V, or 1000 + (1000 - 100) + (100 - 10) + 5, which is 1995. In standard Roman numerals, no more than thee consecutive copies of the same letter are used. Following these rules, every number between 1 and 3999 can be represented as a Roman numeral made up of the following one- and two-letter combinations:</text:p>
      <text:p text:style-name="P6"><text:s text:c="5"/>M <text:s text:c="3"/>1000 <text:s text:c="13"/>X <text:s text:c="2"/>10</text:p>
      <text:p text:style-name="P6"><text:s text:c="5"/>CM <text:s text:c="3"/>900 <text:s text:c="12"/>IX <text:s text:c="2"/>9</text:p>
      <text:p text:style-name="P6"><text:s text:c="5"/>D <text:s text:c="4"/>500 <text:s text:c="14"/>V <text:s text:c="3"/>5</text:p>
      <text:p text:style-name="P6"><text:s text:c="5"/>CD <text:s text:c="3"/>400 <text:s text:c="13"/>IV <text:s text:c="2"/>4</text:p>
      <text:p text:style-name="P6"><text:s text:c="5"/>C <text:s text:c="4"/>100 <text:s text:c="15"/>I <text:s text:c="3"/>1</text:p>
      <text:p text:style-name="P6"><text:s text:c="5"/>XC <text:s text:c="4"/>90</text:p>
      <text:p text:style-name="P6"><text:s text:c="5"/>L <text:s text:c="5"/>50</text:p>
      <text:p text:style-name="P6"><text:s text:c="5"/>XL <text:s text:c="4"/>40</text:p>
      <text:p text:style-name="P6"/>
      <text:p text:style-name="P6"><text:s text:c="3"/>private final static HashMap&lt;Character, Integer&gt; ROMAN_MAP = new HashMap&lt;&gt;();;</text:p>
      <text:p text:style-name="P6"/>
      <text:p text:style-name="P6"><text:s text:c="3"/>public RomanToNumeric() {</text:p>
      <text:p text:style-name="P6"><text:tab/>ROMAN_MAP.put('M', 1000);</text:p>
      <text:p text:style-name="P6"><text:tab/>ROMAN_MAP.put('D', 500);<text:tab/></text:p>
      <text:p text:style-name="P6"><text:tab/>ROMAN_MAP.put('C', 100);</text:p>
      <text:p text:style-name="P6"><text:tab/>ROMAN_MAP.put('L', 50);</text:p>
      <text:p text:style-name="P6"><text:tab/>ROMAN_MAP.put('X', 10);</text:p>
      <text:p text:style-name="P6"><text:tab/>ROMAN_MAP.put('V', 5);</text:p>
      <text:p text:style-name="P6"><text:tab/>ROMAN_MAP.put('I', 1);</text:p>
      <text:p text:style-name="P6"><text:tab/>System.out.println("convertRomanToDecimal:"</text:p>
      <text:p text:style-name="P6"><text:tab/><text:tab/>+ convertToArabic("IIXVVIIIVXX") + "");</text:p>
      <text:p text:style-name="P6"><text:s text:c="3"/>}</text:p>
      <text:p text:style-name="P6"/>
      <text:p text:style-name="P6"><text:s text:c="2"/>private static int getRomanNumeralValue(char ch) {</text:p>
      <text:p text:style-name="P6"><text:tab/>if (ROMAN_MAP.containsKey(ch)) {</text:p>
      <text:p text:style-name="P6"><text:tab/> <text:s text:c="3"/>return ROMAN_MAP.get(ch);</text:p>
      <text:p text:style-name="P6"><text:tab/>} else {</text:p>
      <text:p text:style-name="P6"><text:tab/> <text:s text:c="3"/>throw new RuntimeException(</text:p>
      <text:p text:style-name="P6"><text:tab/><text:tab/> <text:s text:c="3"/>"Roman numeral string contains invalid characters " + ch);</text:p>
      <text:p text:style-name="P6"><text:tab/>}</text:p>
      <text:p text:style-name="P6"><text:s text:c="3"/>}</text:p>
      <text:p text:style-name="P6"/>
      <text:p text:style-name="P6"><text:s text:c="3"/>private static int convertToArabic(String romanNumberString) {</text:p>
      <text:p text:style-name="P6"><text:tab/>int romanNumberInt = 0;</text:p>
      <text:p text:style-name="P6"><text:soft-page-break/><text:tab/>int lastIndex = romanNumberString.length() - 1;</text:p>
      <text:p text:style-name="P6"><text:tab/>romanNumberInt = getRomanNumeralValue(romanNumberString</text:p>
      <text:p text:style-name="P6"><text:tab/><text:tab/>.charAt(lastIndex));</text:p>
      <text:p text:style-name="P6"><text:tab/>for (int i = 0; i &lt;= lastIndex - 1; i++) {</text:p>
      <text:p text:style-name="P6"><text:tab/> <text:s text:c="3"/>if (getRomanNumeralValue(romanNumberString.charAt(i)) &lt; getRomanNumeralValue(romanNumberString</text:p>
      <text:p text:style-name="P6"><text:tab/><text:tab/> <text:s text:c="3"/>.charAt(i + 1))) {</text:p>
      <text:p text:style-name="P6"><text:tab/><text:tab/>romanNumberInt -= getRomanNumeralValue(romanNumberString</text:p>
      <text:p text:style-name="P6"><text:tab/><text:tab/><text:tab/>.charAt(i));</text:p>
      <text:p text:style-name="P6"><text:tab/> <text:s text:c="3"/>} else {</text:p>
      <text:p text:style-name="P6"><text:tab/><text:tab/>romanNumberInt += getRomanNumeralValue(romanNumberString</text:p>
      <text:p text:style-name="P6"><text:tab/><text:tab/><text:tab/>.charAt(i));</text:p>
      <text:p text:style-name="P6"><text:tab/> <text:s text:c="3"/>}</text:p>
      <text:p text:style-name="P6"><text:tab/>}</text:p>
      <text:p text:style-name="P6"><text:tab/>return romanNumberInt;</text:p>
      <text:p text:style-name="P6"><text:s text:c="3"/>}</text:p>
      <text:p text:style-name="P6"/>
      <text:p text:style-name="P6"/>
      <text:p text:style-name="P6"/>
      <text:p text:style-name="P6"/>
      <text:p text:style-name="P6">Stack :</text:p>
      <text:p text:style-name="P6"/>
      <text:p text:style-name="P6">public class Stack&lt;E&gt; {</text:p>
      <text:p text:style-name="P6"><text:s/>private int top = 0;</text:p>
      <text:p text:style-name="P6"><text:s/>private int stackSize = 0;</text:p>
      <text:p text:style-name="P6"><text:s/>private E[] elements;</text:p>
      <text:p text:style-name="P6"/>
      <text:p text:style-name="P6"><text:s/>public Stack(int capacity) {</text:p>
      <text:p text:style-name="P6"><text:s text:c="3"/>stackSize = capacity;</text:p>
      <text:p text:style-name="P6"><text:s text:c="3"/>top = -1;</text:p>
      <text:p text:style-name="P6"><text:s text:c="3"/>elements = (E[]) new Object[stackSize];</text:p>
      <text:p text:style-name="P6"><text:s/>}</text:p>
      <text:p text:style-name="P6"/>
      <text:p text:style-name="P6"><text:s/>public void push(E e) {</text:p>
      <text:p text:style-name="P6"><text:s text:c="3"/>if (top == stackSize) {</text:p>
      <text:p text:style-name="P6"><text:s text:c="5"/>throw new StackException("StackOverFlow. Stack is full");</text:p>
      <text:p text:style-name="P6"><text:s text:c="3"/>}</text:p>
      <text:p text:style-name="P6"><text:s text:c="3"/>elements[++top] = e;</text:p>
      <text:p text:style-name="P6"><text:s/>}</text:p>
      <text:p text:style-name="P6"/>
      <text:p text:style-name="P6"><text:s/>public E pop() {</text:p>
      <text:p text:style-name="P6"><text:s text:c="3"/>if (top == -1) {</text:p>
      <text:p text:style-name="P6"><text:s text:c="5"/>throw new StackException("StackUnderFlow.Stack is empty");</text:p>
      <text:p text:style-name="P6"><text:s text:c="3"/>}</text:p>
      <text:p text:style-name="P6"><text:s text:c="3"/>return elements[top--];</text:p>
      <text:p text:style-name="P6"><text:s/>}</text:p>
      <text:p text:style-name="P6"/>
      <text:p text:style-name="P6"><text:s/>public E peek() {</text:p>
      <text:p text:style-name="P6"><text:s text:c="3"/>if (top == -1) {</text:p>
      <text:p text:style-name="P6"><text:s text:c="5"/>throw new StackException("StackUnderFlow.Stack is empty");</text:p>
      <text:p text:style-name="P6"><text:s text:c="3"/>}</text:p>
      <text:p text:style-name="P6"><text:s text:c="3"/>return elements[top];</text:p>
      <text:p text:style-name="P6"><text:s/>}</text:p>
      <text:p text:style-name="P6"/>
      <text:p text:style-name="P6"><text:s/>public boolean isEmpty() {</text:p>
      <text:p text:style-name="P6"><text:s text:c="3"/>return top == -1;</text:p>
      <text:p text:style-name="P6"><text:soft-page-break/><text:s/>}</text:p>
      <text:p text:style-name="P6"/>
      <text:p text:style-name="P6"><text:s/>@Override</text:p>
      <text:p text:style-name="P6"><text:s/>public String toString() {</text:p>
      <text:p text:style-name="P6"><text:s text:c="3"/>StringBuffer stringBuffer = new StringBuffer("[");</text:p>
      <text:p text:style-name="P6"><text:s text:c="3"/>while (!isEmpty()) {</text:p>
      <text:p text:style-name="P6"><text:s text:c="5"/>stringBuffer.append(pop() + " ");</text:p>
      <text:p text:style-name="P6"><text:s text:c="3"/>}</text:p>
      <text:p text:style-name="P6"><text:s text:c="3"/>stringBuffer.append("]");</text:p>
      <text:p text:style-name="P6"><text:s text:c="3"/>return stringBuffer.toString();</text:p>
      <text:p text:style-name="P6"><text:s/>}</text:p>
      <text:p text:style-name="P6"/>
      <text:p text:style-name="P6"><text:s/>private static final class StackException extends RuntimeException {</text:p>
      <text:p text:style-name="P6"/>
      <text:p text:style-name="P6"><text:s text:c="3"/>private static final long serialVersionUID = 1L;</text:p>
      <text:p text:style-name="P6"/>
      <text:p text:style-name="P6"><text:s text:c="3"/>private String exceptionEessage;</text:p>
      <text:p text:style-name="P6"/>
      <text:p text:style-name="P6"><text:s text:c="3"/>private StackException(String message) {</text:p>
      <text:p text:style-name="P6"><text:s text:c="5"/>exceptionEessage = message;</text:p>
      <text:p text:style-name="P6"><text:s text:c="3"/>}</text:p>
      <text:p text:style-name="P6"/>
      <text:p text:style-name="P6"><text:s/>}</text:p>
      <text:p text:style-name="P6"/>
      <text:p text:style-name="P6">}</text:p>
      <text:p text:style-name="P6"><text:tab/><text:tab/></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ce style:name="Times New Roman2"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9T22:26:00</dc:date>
    <dc:creator>shail </dc:creator>
    <meta:generator>LibreOffice/3.5$Linux_x86 LibreOffice_project/350m1$Build-2</meta:generator>
    <meta:editing-duration>PT26M14S</meta:editing-duration>
    <meta:editing-cycles>3</meta:editing-cycles>
    <meta:document-statistic meta:table-count="0" meta:image-count="3" meta:object-count="0" meta:page-count="10" meta:paragraph-count="272" meta:word-count="1616" meta:character-count="9848" meta:non-whitespace-character-count="7729"/>
  </office:meta>
</office:document-meta>
</file>